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363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A2]))); AND(ISNUMBER([.A2]); LEFT(CELL(&quot;format&quot;; [.A2]))=&quot;D&quot;)),0)" table:allow-empty-cell="true" table:base-cell-address="Sheet1.A2"/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4" office:value-type="string" calcext:value-type="string">
            <text:p>Day of Challenge </text:p>
          </table:table-cell>
          <table:table-cell table:style-name="ce7" office:value-type="string" calcext:value-type="string">
            <text:p>Activities </text:p>
          </table:table-cell>
          <table:table-cell table:style-name="ce9" office:value-type="string" calcext:value-type="string">
            <text:p>Links 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2" table:content-validation-name="val1" office:value-type="date" office:date-value="2019-07-01" calcext:value-type="date">
            <text:p>2019-07-0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Did 30 minutes of coding 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 table:content-validation-name="val1"/>
          <table:table-cell table:style-name="ce5"/>
          <table:table-cell table:style-name="ce8" office:value-type="string" calcext:value-type="string">
            <text:p>Read an intereting article on applications of ML in the heath sector </text:p>
          </table:table-cell>
          <table:table-cell table:style-name="ce10" office:value-type="string" calcext:value-type="string">
            <text:p>You can insert link to the article here! </text:p>
          </table:table-cell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 table:content-validation-name="val1"/>
          <table:table-cell table:style-name="ce5"/>
          <table:table-cell table:style-name="ce8" office:value-type="string" calcext:value-type="string">
            <text:p>Started with Lesson 1 of the course </text:p>
          </table:table-cell>
          <table:table-cell table:style-name="ce10" office:value-type="string" calcext:value-type="string">
            <text:p>If you have made any digital repository of notes, you can insert link to that here! </text:p>
          </table:table-cell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 table:content-validation-name="val1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2" table:content-validation-name="val1" office:value-type="date" office:date-value="2019-07-02" calcext:value-type="date">
            <text:p>2019-07-02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articipated in a meet-up held in XYZ city </text:p>
          </table:table-cell>
          <table:table-cell table:style-name="ce10" office:value-type="string" calcext:value-type="string">
            <text:p>You can share link to the photos of the meet-up here</text:p>
          </table:table-cell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 table:content-validation-name="val1"/>
          <table:table-cell table:style-name="ce5"/>
          <table:table-cell table:style-name="ce8" office:value-type="string" calcext:value-type="string">
            <text:p>Started Working on a mini project with P &amp; Q</text:p>
          </table:table-cell>
          <table:table-cell table:style-name="ce10" office:value-type="string" calcext:value-type="string">
            <text:p>If your project progress is being saved somewhere, you can share the link to it</text:p>
          </table:table-cell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 table:content-validation-name="val1"/>
          <table:table-cell table:style-name="ce5"/>
          <table:table-cell table:style-name="ce8" office:value-type="string" calcext:value-type="string">
            <text:p>Watched videos in Lesson 2 and finished lesson 1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 table:content-validation-name="val1"/>
          <table:table-cell table:style-name="ce5"/>
          <table:table-cell table:style-name="ce8" office:value-type="string" calcext:value-type="string">
            <text:p>Encouraged @A and @B to take up the challenge </text:p>
          </table:table-cell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2" table:content-validation-name="val1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2" table:content-validation-name="val1" office:value-type="date" office:date-value="2019-07-03" calcext:value-type="date">
            <text:p>2019-07-03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 table:number-rows-repeated="61">
          <table:table-cell table:style-name="ce3" table:content-validation-name="val1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 table:number-rows-repeated="926">
          <table:table-cell table:style-name="ce3"/>
          <table:table-cell table:style-name="ce5"/>
          <table:table-cell table:style-name="ce8"/>
          <table:table-cell table:style-name="ce10"/>
          <table:table-cell table:style-name="ce3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1"/>
          <table:table-cell table:style-name="ce3" table:number-columns-repeated="23"/>
          <table:table-cell table:number-columns-repeated="99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Dev/6.0.5.2$Linux_X86_64 LibreOffice_project/</meta:generator>
  </office:meta>
</office:document-meta>
</file>